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ce4e5" draw:textarea-horizontal-align="justify" draw:textarea-vertical-align="middle" draw:auto-grow-height="false" fo:min-height="1.814cm" fo:min-width="4.993cm"/>
    </style:style>
    <style:style style:name="gr2" style:family="graphic" style:parent-style-name="standard">
      <style:graphic-properties draw:stroke="dash" draw:stroke-dash="Ultrafine_20_Dashed" svg:stroke-color="#000000" svg:stroke-opacity="100%" draw:fill-color="#ffffff" draw:opacity="0%" draw:textarea-horizontal-align="justify" draw:textarea-vertical-align="middle" draw:auto-grow-height="false" fo:min-height="6.681cm" fo:min-width="7.52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dash" draw:stroke-dash="Ultrafine_20_Dashed" svg:stroke-color="#000000" svg:stroke-opacity="100%" draw:fill-color="#ffffff" draw:opacity="0%" draw:textarea-horizontal-align="justify" draw:textarea-vertical-align="middle" draw:auto-grow-height="false" fo:min-height="9.021cm" fo:min-width="9.438cm"/>
    </style:style>
    <style:style style:name="gr5" style:family="graphic" style:parent-style-name="standard">
      <style:graphic-properties svg:stroke-color="#000000" draw:fill-color="#bce4e5" draw:textarea-horizontal-align="justify" draw:textarea-vertical-align="middle" draw:auto-grow-height="false" fo:min-height="1.814cm" fo:min-width="3.469cm"/>
    </style:style>
    <style:style style:name="gr6" style:family="graphic" style:parent-style-name="standard">
      <style:graphic-properties svg:stroke-color="#000000" draw:fill-color="#bce4e5" draw:textarea-horizontal-align="justify" draw:textarea-vertical-align="middle" draw:auto-grow-height="false" fo:min-height="1.814cm" fo:min-width="5.882cm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1.787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ce4e5"/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15cm" svg:height="2.286cm" svg:x="2.116cm" svg:y="5.672cm">
          <text:p text:style-name="P1">EyeExperime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02cm" svg:height="6.931cm" svg:x="1.108cm" svg:y="3.15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89cm" svg:height="1.673cm" svg:x="0.492cm" svg:y="7.994cm">
          <draw:text-box>
            <text:p text:style-name="P1">Client PC<text:line-break/>(Has Eye Tracker)</text:p>
          </draw:text-box>
        </draw:frame>
        <draw:custom-shape draw:style-name="gr4" draw:text-style-name="P3" draw:layer="layout" svg:width="9.938cm" svg:height="9.271cm" svg:x="10.144cm" svg:y="1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4.191cm" svg:height="2.286cm" svg:x="10.76cm" svg:y="3.383cm">
          <text:p text:style-name="P1">Eye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4" draw:id="id4" draw:layer="layout" svg:width="6.604cm" svg:height="2.286cm" svg:x="12.533cm" svg:y="8.128cm">
          <text:p text:style-name="P1">EyeReportGene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3" draw:id="id3" draw:layer="layout" svg:width="2.286cm" svg:height="3.048cm" svg:x="17.103cm" svg:y="3.0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draw:layer="layout" svg:width="4.699cm" svg:height="0.962cm" svg:x="15.697cm" svg:y="6.477cm">
          <draw:text-box>
            <text:p text:style-name="P1">ViewMind DB</text:p>
          </draw:text-box>
        </draw:frame>
        <draw:frame draw:style-name="gr9" draw:text-style-name="P4" draw:layer="layout" svg:width="7.747cm" svg:height="0.962cm" svg:x="11.414cm" svg:y="2.143cm">
          <draw:text-box>
            <text:p text:style-name="P1">Amazon Web Services</text:p>
          </draw:text-box>
        </draw:frame>
        <draw:connector draw:style-name="gr10" draw:text-style-name="P5" draw:layer="layout" svg:x1="4.973cm" svg:y1="5.672cm" svg:x2="10.76cm" svg:y2="4.526cm" draw:start-shape="id1" draw:start-glue-point="0" draw:end-shape="id2" draw:end-glue-point="3" svg:d="M4973 5672v-1146h5787" svg:viewBox="0 0 5788 1147">
          <text:p text:style-name="P1"><text:span text:style-name="T1"/></text:p>
        </draw:connector>
        <draw:connector draw:style-name="gr10" draw:text-style-name="P5" draw:layer="layout" svg:x1="7.831cm" svg:y1="6.815cm" svg:x2="12.855cm" svg:y2="5.669cm" draw:start-shape="id1" draw:start-glue-point="1" draw:end-shape="id2" draw:end-glue-point="2" svg:d="M7831 6815h5024v-1146" svg:viewBox="0 0 5025 1147">
          <text:p text:style-name="P1"><text:span text:style-name="T1"/></text:p>
        </draw:connector>
        <draw:frame draw:style-name="gr11" draw:text-style-name="P6" draw:layer="layout" svg:width="4.325cm" svg:height="0.806cm" svg:x="4.556cm" svg:y="3.75cm">
          <draw:text-box>
            <text:p><text:span text:style-name="T1">TCP/SSL PORT2</text:span></text:p>
          </draw:text-box>
        </draw:frame>
        <draw:frame draw:style-name="gr11" draw:text-style-name="P6" draw:layer="layout" svg:width="4.325cm" svg:height="0.806cm" svg:x="10.271cm" svg:y="7.052cm">
          <draw:text-box>
            <text:p><text:span text:style-name="T1">TCP/SSL PORT1</text:span></text:p>
          </draw:text-box>
        </draw:frame>
        <draw:connector draw:style-name="gr12" draw:text-style-name="P7" draw:layer="layout" svg:x1="14.951cm" svg:y1="4.526cm" svg:x2="17.103cm" svg:y2="4.526cm" draw:start-shape="id2" draw:start-glue-point="1" draw:end-shape="id3" draw:end-glue-point="6" svg:d="M14951 4526h2152" svg:viewBox="0 0 2153 1">
          <text:p/>
        </draw:connector>
        <draw:connector draw:style-name="gr12" draw:text-style-name="P7" draw:layer="layout" svg:x1="14.951cm" svg:y1="4.526cm" svg:x2="15.835cm" svg:y2="8.128cm" draw:start-shape="id2" draw:start-glue-point="1" draw:end-shape="id4" draw:end-glue-point="0" svg:d="M14951 4526h884v3602" svg:viewBox="0 0 885 3603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0T18:16:07.554049686</meta:creation-date>
    <dc:date>2018-07-10T18:36:57.734209375</dc:date>
    <meta:editing-duration>PT20M49S</meta:editing-duration>
    <meta:editing-cycles>3</meta:editing-cycles>
    <meta:generator>LibreOffice/6.0.5.2$Linux_X86_64 LibreOffice_project/00m0$Build-2</meta:generator>
    <meta:document-statistic meta:object-count="15"/>
  </office:meta>
</office:document-meta>
</file>